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monospace"/>
    <style:font-face style:name="Mangal1" svg:font-family="Mangal"/>
    <style:font-face style:name="OpenSymbol" svg:font-family="OpenSymbol"/>
    <style:font-face style:name="Times New RomanCourier New" svg:font-family="'Times New RomanCourier New', monospace"/>
    <style:font-face style:name="Courier New1" svg:font-family="'Courier New'" style:font-family-generic="modern" style:font-pitch="fixed"/>
    <style:font-face style:name="Courier New2" svg:font-family="'Courier New', monospa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center" style:justify-single-word="false"/>
      <style:text-properties fo:font-style="italic" style:text-underline-style="none"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style:font-name="Courier New" fo:font-size="14pt" fo:font-style="normal" style:text-underline-style="none" style:font-size-asian="14pt" style:font-style-asian="normal" style:font-size-complex="14pt" style:font-style-complex="normal"/>
    </style:style>
    <style:style style:name="P11" style:family="paragraph" style:parent-style-name="Standard">
      <style:text-properties style:font-name="Courier New" fo:font-size="12pt" fo:font-style="normal" style:text-underline-style="none" style:font-size-asian="12pt" style:font-style-asian="normal" style:font-size-complex="12pt" style:font-style-complex="normal"/>
    </style:style>
    <style:style style:name="P12"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style:text-underline-style="none" style:font-size-asian="14pt" style:font-style-asian="normal" style:font-size-complex="14pt" style:font-style-complex="normal"/>
    </style:style>
    <style:style style:name="P15" style:family="paragraph" style:parent-style-name="Standard">
      <style:paragraph-properties fo:text-align="start" style:justify-single-word="false"/>
      <style:text-properties style:font-name="Courier New2"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ffff00"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fo:background-color="#ffff00"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background-color="#ffff00"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name="Times New RomanCourier New"/>
    </style:style>
    <style:style style:name="T17" style:family="text">
      <style:text-properties style:font-name="Times New RomanCourier New" fo:font-size="12pt" style:font-size-asian="12pt" style:font-size-complex="12pt"/>
    </style:style>
    <style:style style:name="T18" style:family="text">
      <style:text-properties style:font-name="Courier New2"/>
    </style:style>
    <style:style style:name="T19" style:family="text">
      <style:text-properties style:font-name="Courier New2" fo:font-weight="bold" style:font-weight-asian="bold" style:font-weight-complex="bold"/>
    </style:style>
    <style:style style:name="T20" style:family="text">
      <style:text-properties style:font-name="Courier New2" fo:font-size="12pt" style:font-size-asian="12pt" style:font-size-complex="12pt"/>
    </style:style>
    <style:style style:name="T2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4">Pour le développement du serveur nous avions le choix entre utiliser un framework web comme ceux précédemment cité, ou d'utiliser des bibliothèques dédié au développement de serveur web d'un langage. En se penchant sur l'idée d'un serveur web écrit en python, nous nous somme rendu compte de la facilité de mettre en place un serveur basic, ainsi que de son éfficacité :</text:span></text:p>
      <text:p text:style-name="P14"><text:span text:style-name="T14"/></text:p>
      <text:p text:style-name="P11"><text:span text:style-name="T14">$ python -m SimpleHTTPServer</text:span></text:p>
      <text:p text:style-name="P10"><text:span text:style-name="T14"/></text:p>
      <text:p text:style-name="P12">Il suffit d'une ligne, et le serveur est capable de répond à une requete de type GET en envoyant la ressource du fichier stocké à sa racine. </text:p>
      <text:p text:style-name="P12"/>
      <text:p text:style-name="P12">Cependant nous devons mettre un place un système de routage pour notre serveur. C'est la bibliothèque <text:span text:style-name="T17">BaseHTTPServer</text:span> qui nous donne accès à la classe <text:span text:style-name="T20">MyHandler</text:span>. Cette classe nous permet de définir les comportements des méthodes tel que GET, POST, HEAD, etc, arrivant sur le serveur. On a donc les outils nécessaire pour développer notre serveur web en python, et ceci de manière comparable à des framework, en terme de temps de prise en main, et temps de réalisation. Développer le serveur en python nous permet d'étudier le fonctionnement d'un serveur web d'assez bas niveau, ainsi que de pouvoir définir un comportement assez précis. Nous avons donc opté pour la seconde solution. </text:p>
      <text:p text:style-name="P12"/>
      <text:p text:style-name="P12">La Methode permettant de créer l'instance d'un serveur est la suivante :</text:p>
      <text:p text:style-name="P12"/>
      <text:p text:style-name="P15">server = HTTPServer((' ', 80), MyHandler)</text:p>
      <text:p text:style-name="P13"/>
      <text:p text:style-name="P13">Ensuite grâce a la méthode <text:span text:style-name="T16">serve_forever()</text:span>, on ouvre une socket qui attend des requêtes, sur le port 80. Le méthode <text:span text:style-name="T18">server.socket.close()</text:span> ferme la socket.</text:p>
      <text:p text:style-name="P13"/>
      <text:p text:style-name="P13">Nous devons maintenant définir le corp de la méthode do_GET() de la classe <text:span text:style-name="T20">MyHandler</text:span>.</text:p>
      <text:p text:style-name="P13">Pour définir des routes nous avons utilisé la methode endswith(string) sur l'URL :</text:p>
      <text:p text:style-name="P13"/>
      <text:p text:style-name="P16"><text:span text:style-name="T18">if self.path.endswith(".json"):</text:span></text:p>
      <text:p text:style-name="P13"/>
      <text:p text:style-name="P13">Cette façon de définir les routes nous permet d'utiliser le même code pour n'importe quel ressource demandée à condition que l'URL finisse par « .json ». Il faudra quand même récupérer le nom de la ressource pour envoyer le bon fichier, cela se fait grâce à quelques <text:span text:style-name="T20">split()</text:span> sur l'URL.</text:p>
      <text:p text:style-name="P13"/>
      <text:p text:style-name="P13">Pour pouvoir retrouver le fichier demandé par l'utilisateur, on à ordonné les fichier en mettant toutes les données à la racine, et un dossier « template ». Ce dossier contient les templates qui correspondent au ressources. La correspondance se reconnaît car les deux fichier on le même nom, excepté leur extension. Un « .json » l'autre « .template ».</text:p>
      <text:p text:style-name="P13"/>
      <text:p text:style-name="P13"><text:soft-page-break/>Si il s'agit d'une requête pour un fichier de type JSON, on envoi le contenu du fichier :</text:p>
      <text:p text:style-name="P16"/>
      <text:p text:style-name="P15">self.send_response(200)<text:tab/>//tout s'est bien passé</text:p>
      <text:p text:style-name="P15"/>
      <text:p text:style-name="P15">self.send_header('Content-type','text/html') //message à interprété par le navigateur tel un HTML</text:p>
      <text:p text:style-name="P15"/>
      <text:p text:style-name="P15">self.end_headers()</text:p>
      <text:p text:style-name="P15"/>
      <text:p text:style-name="P15">self.wfile.write(fichier) //on demande d'afficher le contenu du fichier</text:p>
      <text:p text:style-name="P13"/>
      <text:p text:style-name="P13">Si L'URL contient le paramètre <text:s/>« &amp;template=false » c'est que le client demande un template et non une ressource. Il faut donc la repéré au préalable. Au lieu d'utiliser la méthode <text:span text:style-name="T20">endswith(string)</text:span> sur l'URL comme dans le cas précédant, on va utiliser la méthode <text:span text:style-name="T20">find(string)</text:span> :</text:p>
      <text:p text:style-name="P13"/>
      <text:p text:style-name="P15">if self.path.find('&amp;template=false'):</text:p>
      <text:p text:style-name="P13"/>
      <text:p text:style-name="P13">Et on envoi ensuite le contenu du fichier template de la même façon que le JSO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monospace"/>
    <style:font-face style:name="Mangal1" svg:font-family="Mangal"/>
    <style:font-face style:name="OpenSymbol" svg:font-family="OpenSymbol"/>
    <style:font-face style:name="Times New RomanCourier New" svg:font-family="'Times New RomanCourier New', monospace"/>
    <style:font-face style:name="Courier New1" svg:font-family="'Courier New'" style:font-family-generic="modern" style:font-pitch="fixed"/>
    <style:font-face style:name="Courier New2" svg:font-family="'Courier New', monospa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6T13:25:54.08</meta:creation-date>
    <dc:date>2014-05-26T16:13:37.97</dc:date>
    <dc:creator>raph ley</dc:creator>
    <meta:editing-duration>PT2H32M33S</meta:editing-duration>
    <meta:editing-cycles>3</meta:editing-cycles>
    <meta:generator>OpenOffice/4.0.1$Win32 OpenOffice.org_project/401m5$Build-9714</meta:generator>
    <meta:document-statistic meta:table-count="0" meta:image-count="0" meta:object-count="0" meta:page-count="2" meta:paragraph-count="20" meta:word-count="490" meta:character-count="3039"/>
  </office:meta>
</office:document-meta>
</file>